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fill-color="#ffffff" draw:auto-grow-height="true" draw:auto-grow-width="true" fo:min-height="3.507cm" fo:min-width="23.913cm"/>
    </style:style>
    <style:style style:name="pr2" style:family="presentation" style:parent-style-name="lyt-darkblue-subtitle">
      <style:graphic-properties draw:fill-color="#ffffff" fo:min-height="13.716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fo:min-height="3.508cm"/>
    </style:style>
    <style:style style:name="pr5"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6cm" fo:margin-right="0cm" fo:text-align="start" fo:text-indent="-0.6cm"/>
    </style:style>
    <style:style style:name="P3" style:family="paragraph">
      <style:paragraph-properties fo:text-align="star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text-style-name="P1" draw:layer="layout" svg:width="23.913cm" svg:height="3.507cm" svg:x="2.058cm" svg:y="0.784cm" presentation:class="title">
          <draw:text-box draw:corner-radius="0.1cm">
            <text:p text:style-name="P1">CSE21212 Final Project</text:p>
          </draw:text-box>
        </draw:frame>
        <draw:frame presentation:style-name="pr2" draw:layer="layout" svg:width="24.369cm" svg:height="13.716cm" svg:x="2.058cm" svg:y="5.453cm" presentation:class="subtitle">
          <draw:text-box>
            <text:p text:style-name="P2">Team: </text:p>
            <text:p text:style-name="P2"><text:tab/>Samuel L. Banina</text:p>
            <text:p text:style-name="P2"/>
            <text:p text:style-name="P2">Project: </text:p>
            <text:p text:style-name="P2"><text:tab/>Virtual Synthesizer</text:p>
            <text:p text:style-name="P2"/>
            <text:p text:style-name="P2">Goal: </text:p>
            <text:p text:style-name="P2"><text:tab/>Create a program in Qt which emulates the most basic features of a standard analog synthesizer.</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0">
        <office:forms form:automatic-focus="false" form:apply-design-mode="false"/>
        <draw:frame presentation:style-name="pr4" draw:layer="layout" svg:width="23.912cm" svg:height="3.508cm" svg:x="2.058cm" svg:y="0.784cm" presentation:class="title">
          <draw:text-box>
            <text:p text:style-name="P1">CSE21212 Final Project</text:p>
          </draw:text-box>
        </draw:frame>
        <draw:frame presentation:style-name="pr2" draw:text-style-name="P3" draw:layer="layout" svg:width="24.369cm" svg:height="13.716cm" svg:x="2.058cm" svg:y="5.453cm" presentation:class="subtitle">
          <draw:text-box>
            <text:p text:style-name="P2">Description:</text:p>
            <text:p text:style-name="P2"><text:tab/>The synthesizer maps the computer keyboard to two tiers of independent playable key sets. <text:s/>Each key set has its own controls for waveform type, octave, and ADSR envelope filter. <text:s/>It is written in C++, Qt4.2, and for the *nix platforms.</text:p>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dc:description>Orange title on dark blue background with orange stripes on bottom border</dc:description>
    <meta:initial-creator>Samuel Banina</meta:initial-creator>
    <meta:creation-date>2007-04-29T14:39:14</meta:creation-date>
    <dc:creator>Samuel Banina</dc:creator>
    <dc:date>2007-04-29T15:02:03</dc:date>
    <dc:language>en-US</dc:language>
    <meta:editing-cycles>2</meta:editing-cycles>
    <meta:editing-duration>PT22M54S</meta:editing-duration>
    <meta:user-defined meta:name="Info 0"/>
    <meta:user-defined meta:name="Info 1"/>
    <meta:user-defined meta:name="Info 2"/>
    <meta:user-defined meta:name="Info 3"/>
    <meta:document-statistic meta:object-count="18"/>
  </office:meta>
</office:document-meta>
</file>